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d1c77" officeooo:paragraph-rsid="001d1c77" style:font-weight-asian="bold" style:font-weight-complex="bold"/>
    </style:style>
    <style:style style:name="P2" style:family="paragraph" style:parent-style-name="Standard">
      <style:text-properties fo:font-weight="bold" officeooo:rsid="001e4c93" officeooo:paragraph-rsid="001d1c77" style:font-weight-asian="bold" style:font-weight-complex="bold"/>
    </style:style>
    <style:style style:name="P3" style:family="paragraph" style:parent-style-name="Standard">
      <style:text-properties fo:font-weight="bold" officeooo:rsid="001e4c93" officeooo:paragraph-rsid="001e4c93"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d312d"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ntone Matching System</text:p>
      <text:p text:style-name="P1"><text:span text:style-name="T1"/></text:p>
      <text:p text:style-name="P1"><text:span text:style-name="T1">What is Pantone?</text:span></text:p>
      <text:p text:style-name="P1"><text:span text:style-name="T1"><text:tab/>The Pantone Matching System is a standardized system for describing colors; it is used commonly across manufacturing and design fields. <text:s/>As of March 2019, Pantone has named 1,867 colors with many added each year. <text:s/>They maintain separate color sets for CMYK printing and RGB dyeing applications and include metallic and fluorescent colors.</text:span></text:p>
      <text:p text:style-name="P1"><text:span text:style-name="T1"><text:tab/>The system began in 1962 when Pantone Inc, which manufactured color cards for cosmetic companies, was bought by employee Lawrence Herbert. <text:s/></text:span><text:span text:style-name="T2">He’d puzzled over the problem of how to accurately color pantyhose, all of which were slight variations of beige, and wound up mixing the inks himself because he couldn’t communicate the colors to manufacturers. <text:s/>When he took over the company, he rigorously developed his system. <text:s/>“I have matched color charts for wine. <text:s/>I matched color charts for anemia blood samples and for walnuts and strawberries and goldfish,” he said, reflecting on his long career in a New York Times Magazine article (https://www.nytimes.com/2013/02/24/magazine/who-made-that-pantone-chip.html?login=email&amp;auth=login-email). <text:s/>Herbert</text:span><text:span text:style-name="T1"> built upon existing CMYK systems for color standardization, and his system was widely adopted by designers and manufacturers, </text:span><text:span text:style-name="T2">accomplishing his goal of creating a universal color language.</text:span></text:p>
      <text:p text:style-name="P1"><text:span text:style-name="T1"/></text:p>
      <text:p text:style-name="P1"><text:span text:style-name="T1">To find out more about Pantone in the company’s own words, visit </text:span><text:a xlink:type="simple" xlink:href="https://www.pantone.com/color-systems/pantone-color-systems-explained" text:style-name="Internet_20_link" text:visited-style-name="Visited_20_Internet_20_Link"><text:span text:style-name="T1">https://www.pantone.com/color-systems/pantone-color-systems-explained</text:span></text:a></text:p>
      <text:p text:style-name="P2"><text:span text:style-name="T1"/></text:p>
      <text:p text:style-name="P3">Pantone Color of the Year</text:p>
      <text:p text:style-name="P3"><text:span text:style-name="T1">Pantone picks a color for every upcoming year. <text:s/>Check out the last three years’ Pantone Colors of the Year below:</text:span></text:p>
      <text:p text:style-name="P3"><text:span text:style-name="T1">2019, Living Coral</text:span></text:p>
      <text:p text:style-name="P3"><text:span text:style-name="T1">2018, Ultra Violet</text:span></text:p>
      <text:p text:style-name="P3"><text:span text:style-name="T1">2017, Greenery</text:span></text:p>
      <text:p text:style-name="P3"><text:span text:style-name="T1"/></text:p>
      <text:p text:style-name="P3">Sidebar</text:p>
      <text:p text:style-name="P3"><text:span text:style-name="T1">Did you know?</text:span></text:p>
      <text:p text:style-name="P3"><text:span text:style-name="T1">Calvin Klein kept a Pantone chip in his kitchen so his staff would know what color to make his coffe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21:23:07.283000000</meta:creation-date>
    <meta:generator>LibreOffice/6.1.1.2$Windows_X86_64 LibreOffice_project/5d19a1bfa650b796764388cd8b33a5af1f5baa1b</meta:generator>
    <dc:date>2019-03-09T18:47:17.242000000</dc:date>
    <meta:editing-duration>PT50M50S</meta:editing-duration>
    <meta:editing-cycles>3</meta:editing-cycles>
    <meta:document-statistic meta:table-count="0" meta:image-count="0" meta:object-count="0" meta:page-count="1" meta:paragraph-count="13" meta:word-count="259" meta:character-count="1761" meta:non-whitespace-character-count="1505"/>
  </office:meta>
</office:document-meta>
</file>